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582" officeooo:paragraph-rsid="001f7582"/>
    </style:style>
    <style:style style:name="P2" style:family="paragraph" style:parent-style-name="Standard">
      <style:text-properties officeooo:rsid="00206320" officeooo:paragraph-rsid="00206320"/>
    </style:style>
    <style:style style:name="P3" style:family="paragraph" style:parent-style-name="Standard">
      <style:text-properties officeooo:rsid="00206320" officeooo:paragraph-rsid="00206320"/>
    </style:style>
    <style:style style:name="P4" style:family="paragraph" style:parent-style-name="Standard">
      <style:text-properties officeooo:rsid="0020da96" officeooo:paragraph-rsid="0020da96"/>
    </style:style>
    <style:style style:name="P5" style:family="paragraph" style:parent-style-name="Standard">
      <style:text-properties officeooo:rsid="001f7582" officeooo:paragraph-rsid="001f75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2</text:p>
      <text:p text:style-name="P1">expt 1</text:p>
      <text:p text:style-name="P1"/>
      <text:p text:style-name="P1">string=input("enter a string:")</text:p>
      <text:p text:style-name="P1">newstring=string[-1]+string[1:-1]+string[0]</text:p>
      <text:p text:style-name="P1">print(newstring)</text:p>
      <text:p text:style-name="P1"/>
      <text:p text:style-name="P2">2</text:p>
      <text:p text:style-name="P2"/>
      <text:p text:style-name="P2">string=input("enter a string")</text:p>
      <text:p text:style-name="P2">first_char=</text:p>
      <text:p text:style-name="P2"/>
      <text:p text:style-name="P2">3</text:p>
      <text:p text:style-name="P2"/>
      <text:p text:style-name="P2">string1=input("enter your string1:")</text:p>
      <text:p text:style-name="P2">string2=input("enter your string2:")</text:p>
      <text:p text:style-name="P2">swap.str1=string1[0]+string2[1]+string1[2:]</text:p>
      <text:p text:style-name="P2">swap.str1=string0[0]+string1[1]+string2[2:]</text:p>
      <text:p text:style-name="P2">string3+swap,str1+" "+swap.str2</text:p>
      <text:p text:style-name="P2">print(string3)</text:p>
      <text:p text:style-name="P2"/>
      <text:p text:style-name="P2">4</text:p>
      <text:p text:style-name="P2"/>
      <text:p text:style-name="P2">n=input("enter the string:").lower1)</text:p>
      <text:p text:style-name="P2">s={}</text:p>
      <text:p text:style-name="P2">for i in n:</text:p>
      <text:p text:style-name="P2"><text:tab/>if i in s:</text:p>
      <text:p text:style-name="P2"><text:tab/><text:tab/>s[i]+=1</text:p>
      <text:p text:style-name="P2"><text:tab/>else:</text:p>
      <text:p text:style-name="P2"><text:tab/><text:tab/>s[i]=1</text:p>
      <text:p text:style-name="P2">print(s)</text:p>
      <text:p text:style-name="P2"/>
      <text:p text:style-name="P4">5</text:p>
      <text:p text:style-name="P4">string=input("enter your string:")</text:p>
      <text:p text:style-name="P4">if string[-3:]=="ing":</text:p>
      <text:p text:style-name="P4"><text:tab/>print(string[:-3]+"ly")</text:p>
      <text:p text:style-name="P4">else:</text:p>
      <text:p text:style-name="P4"><text:tab/>print(string+"ing")</text:p>
      <text:p text:style-name="P4">6</text:p>
      <text:p text:style-name="P4"/>
      <text:p text:style-name="P4">names=input("enter first name seperated by commas:")</text:p>
      <text:p text:style-name="P4">count_a=names.lower().count('a')</text:p>
      <text:p text:style-name="P4">print(f"the letter 'a' appears {count_a} time in the list of names"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5:08:05.869853846</meta:creation-date>
    <dc:date>2024-10-14T15:47:20.622432186</dc:date>
    <meta:editing-duration>PT30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70" meta:character-count="701" meta:non-whitespace-character-count="657"/>
  </office:meta>
</office:document-meta>
</file>